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9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4.66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5.205cm"/>
    </style:style>
    <style:style style:name="co9" style:family="table-column">
      <style:table-column-properties fo:break-before="auto" style:column-width="0.81cm"/>
    </style:style>
    <style:style style:name="co10" style:family="table-column">
      <style:table-column-properties fo:break-before="auto" style:column-width="2.701cm"/>
    </style:style>
    <style:style style:name="co11" style:family="table-column">
      <style:table-column-properties fo:break-before="auto" style:column-width="3.014cm"/>
    </style:style>
    <style:style style:name="co12" style:family="table-column">
      <style:table-column-properties fo:break-before="auto" style:column-width="4.216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3.642cm"/>
    </style:style>
    <style:style style:name="co15" style:family="table-column">
      <style:table-column-properties fo:break-before="auto" style:column-width="0.818cm"/>
    </style:style>
    <style:style style:name="co16" style:family="table-column">
      <style:table-column-properties fo:break-before="auto" style:column-width="2.822cm"/>
    </style:style>
    <style:style style:name="co17" style:family="table-column">
      <style:table-column-properties fo:break-before="auto" style:column-width="5.38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4.092cm"/>
    </style:style>
    <style:style style:name="co20" style:family="table-column">
      <style:table-column-properties fo:break-before="auto" style:column-width="3.607cm"/>
    </style:style>
    <style:style style:name="co21" style:family="table-column">
      <style:table-column-properties fo:break-before="auto" style:column-width="1.011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1.249cm"/>
    </style:style>
    <style:style style:name="co25" style:family="table-column">
      <style:table-column-properties fo:break-before="auto" style:column-width="3.126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522cm"/>
    </style:style>
    <style:style style:name="co28" style:family="table-column">
      <style:table-column-properties fo:break-before="auto" style:column-width="3.112cm"/>
    </style:style>
    <style:style style:name="co29" style:family="table-column">
      <style:table-column-properties fo:break-before="auto" style:column-width="0.977cm"/>
    </style:style>
    <style:style style:name="co30" style:family="table-column">
      <style:table-column-properties fo:break-before="auto" style:column-width="4.593cm"/>
    </style:style>
    <style:style style:name="co31" style:family="table-column">
      <style:table-column-properties fo:break-before="auto" style:column-width="2.125cm"/>
    </style:style>
    <style:style style:name="co32" style:family="table-column">
      <style:table-column-properties fo:break-before="auto" style:column-width="1.531cm"/>
    </style:style>
    <style:style style:name="co33" style:family="table-column">
      <style:table-column-properties fo:break-before="auto" style:column-width="4.38cm"/>
    </style:style>
    <style:style style:name="co34" style:family="table-column">
      <style:table-column-properties fo:break-before="auto" style:column-width="0.935cm"/>
    </style:style>
    <style:style style:name="co35" style:family="table-column">
      <style:table-column-properties fo:break-before="auto" style:column-width="2.902cm"/>
    </style:style>
    <style:style style:name="co36" style:family="table-column">
      <style:table-column-properties fo:break-before="auto" style:column-width="2.459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917cm" fo:break-before="auto" style:use-optimal-row-height="true"/>
    </style:style>
    <style:style style:name="ro9" style:family="table-row">
      <style:table-row-properties style:row-height="0.482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80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0000" fo:border="0.06pt solid #000000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0080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0.5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5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NOTA" table:style-name="ta1">
        <table:table-column table:style-name="co1" table:default-cell-style-name="Default"/>
        <table:table-row table:style-name="ro1">
          <table:table-cell office:value-type="string" calcext:value-type="string">
            <text:p>Per i decimali usa il tipo di dato DECIMAL o NUMERIC mai REAL/DOUBLE PRECISION</text:p>
          </table:table-cell>
        </table:table-row>
      </table:table>
      <table:table table:name="Aziend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3">
          <table:table-cell table:style-name="ce1" office:value-type="string" calcext:value-type="string" table:number-columns-spanned="3" table:number-rows-spanned="1">
            <text:p>Azienda</text:p>
          </table:table-cell>
          <table:covered-table-cell table:style-name="ce4"/>
          <table:covered-table-cell table:style-name="ce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 PRIMARY KEY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rag_sociale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ndirizzo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citt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itta" xlink:type="simple">citta.id</text:a></text:p>
          </table:table-cell>
        </table:table-row>
        <table:table-row table:style-name="ro1">
          <table:table-cell table:style-name="ce3" office:value-type="string" calcext:value-type="string">
            <text:p>id_provinci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Provincia" xlink:type="simple">provincia.id</text:a></text:p>
          </table:table-cell>
        </table:table-row>
        <table:table-row table:style-name="ro1">
          <table:table-cell table:style-name="ce3" office:value-type="string" calcext:value-type="string">
            <text:p>id_cap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ap" xlink:type="simple">cap.id</text:a></text:p>
          </table:table-cell>
        </table:table-row>
        <table:table-row table:style-name="ro1">
          <table:table-cell table:style-name="ce3" office:value-type="string" calcext:value-type="string">
            <text:p>id_stat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tato" xlink:type="simple">stato.id</text:a></text:p>
          </table:table-cell>
        </table:table-row>
        <table:table-row table:style-name="ro1"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fax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prt_iva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d_fisc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office:annotation office:display="true" draw:style-name="gr1" draw:text-style-name="P2" svg:width="4.796cm" svg:height="0.596cm" svg:x="6.716cm" svg:y="8.375cm" draw:caption-point-x="-3.139cm" draw:caption-point-y="-1.793cm">
              <dc:date>2013-12-14T00:00:00</dc:date>
              <text:p text:style-name="P1"><text:span text:style-name="T1">Iscrizione tribunale</text:span></text:p>
            </office:annotation>
            <text:p>iscr_trib</text:p>
          </table:table-cell>
          <table:table-cell table:style-name="ce5" office:value-type="string" calcext:value-type="string">
            <text:p>TEXT NOT NULL</text:p>
          </table:table-cell>
          <table:table-cell table:style-name="ce5">
            <office:annotation office:display="true" draw:style-name="gr1" draw:text-style-name="P2" svg:width="4.176cm" svg:height="0.596cm" svg:x="12.329cm" svg:y="6.499cm" draw:caption-point-x="-1.816cm" draw:caption-point-y="0.083cm">
              <dc:date>2012-03-12T00:00:00</dc:date>
              <text:p text:style-name="P1"><text:span text:style-name="T1">Che tipo di dato e'?</text:span></text:p>
            </office:annotation>
          </table:table-cell>
        </table:table-row>
        <table:table-row table:style-name="ro1">
          <table:table-cell table:style-name="ce3" office:value-type="string" calcext:value-type="string">
            <office:annotation office:display="true" draw:style-name="gr2" draw:text-style-name="P2" svg:width="5.229cm" svg:height="1.386cm" svg:x="1.77cm" svg:y="9.543cm" draw:caption-point-x="1.807cm" draw:caption-point-y="-2.534cm">
              <dc:date>2013-12-14T00:00:00</dc:date>
              <text:p text:style-name="P1"><text:span text:style-name="T1">Camera di commercio, industria, artigianato e agricoltura</text:span></text:p>
            </office:annotation>
            <text:p>cciaa</text:p>
          </table:table-cell>
          <table:table-cell table:style-name="ce5" office:value-type="string" calcext:value-type="string">
            <text:p>TEXT <text:s/>NOT NULL</text:p>
          </table:table-cell>
          <table:table-cell table:style-name="ce5">
            <office:annotation office:display="true" draw:style-name="gr3" draw:text-style-name="P2" svg:width="4.602cm" svg:height="0.78cm" svg:x="12.072cm" svg:y="7.869cm" draw:caption-point-x="-1.559cm" draw:caption-point-y="-0.86cm">
              <dc:date>2012-03-12T00:00:00</dc:date>
              <text:p text:style-name="P1"><text:span text:style-name="T1">Che tipo di dato e'?</text:span></text:p>
            </office:annotation>
          </table:table-cell>
        </table:table-row>
        <table:table-row table:style-name="ro2">
          <table:table-cell table:style-name="ce3" office:value-type="string" calcext:value-type="string">
            <text:p>reg_imprese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</table:table-row>
        <table:table-row table:style-name="ro2">
          <table:table-cell table:style-name="ce3" office:value-type="string" calcext:value-type="string">
            <text:p>logo</text:p>
          </table:table-cell>
          <table:table-cell table:style-name="ce5" office:value-type="string" calcext:value-type="string">
            <text:p>BYTEA</text:p>
          </table:table-cell>
          <table:table-cell table:style-name="ce5"/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" table:style-name="ta1" table:print="false">
        <table:table-column table:style-name="co5" table:default-cell-style-name="ce7"/>
        <table:table-column table:style-name="co4" table:default-cell-style-name="ce6"/>
        <table:table-column table:style-name="co6" table:default-cell-style-name="Default"/>
        <table:table-column table:style-name="co7" table:default-cell-style-name="ce7"/>
        <table:table-column table:style-name="co8" table:default-cell-style-name="ce6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 table:number-columns-spanned="2" table:number-rows-spanned="1">
            <office:annotation draw:style-name="gr4" draw:text-style-name="P2" svg:width="6.286cm" svg:height="2.176cm" svg:x="7.535cm" svg:y="0cm" draw:caption-point-x="-0.61cm" draw:caption-point-y="0.01cm">
              <dc:date>2013-12-14T00:00:00</dc:date>
              <text:p text:style-name="P2"><text:span text:style-name="T1">Tipo di ditta</text:span></text:p>
              <text:p text:style-name="P2"><text:span text:style-name="T1"/></text:p>
              <text:p text:style-name="P2"><text:span text:style-name="T1">Utilizzato nell'anagrafica clienti fornitori per specificare se il cliente è un privato, società, ecc....</text:span></text:p>
            </office:annotation>
            <text:p>tipo_ditta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office:annotation draw:style-name="gr1" draw:text-style-name="P2" svg:width="2.899cm" svg:height="0.596cm" svg:x="16.108cm" svg:y="0cm" draw:caption-point-x="-0.61cm" draw:caption-point-y="0.01cm">
              <dc:date>2013-12-14T00:00:00</dc:date>
              <text:p text:style-name="P2"><text:span text:style-name="T1">Marca articolo</text:span></text:p>
            </office:annotation>
            <text:p>marca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Casuale trasporto</text:p>
          </table:table-cell>
          <table:covered-table-cell table:style-name="ce5"/>
          <table:table-cell/>
          <table:table-cell table:style-name="ce12" office:value-type="string" calcext:value-type="string" table:number-columns-spanned="2" table:number-rows-spanned="1">
            <text:p>Valori Predefiniti Tipo ditta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rivato</text:p>
          </table:table-cell>
        </table:table-row>
        <table:table-row table:style-name="ro1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itta individuale </text:p>
          </table:table-cell>
        </table:table-row>
        <table:table-row table:style-name="ro1">
          <table:table-cell table:number-columns-repeated="6"/>
          <table:table-cell table:style-name="ce7"/>
          <table:table-cell table:style-name="ce6"/>
          <table:table-cell/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Società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citta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office:annotation draw:style-name="gr5" draw:text-style-name="P2" svg:width="5.921cm" svg:height="1.781cm" svg:x="16.108cm" svg:y="0.392cm" draw:caption-point-x="-0.61cm" draw:caption-point-y="1.51cm">
              <dc:date>2013-12-14T00:00:00</dc:date>
              <text:p text:style-name="P2"><text:span text:style-name="T1">Categoria merceologica</text:span></text:p>
              <text:p text:style-name="P2"><text:span text:style-name="T1"/></text:p>
              <text:p text:style-name="P2"><text:span text:style-name="T1">Specifica le varie categorie degli articoli</text:span></text:p>
            </office:annotation>
            <text:p>cat_merce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vettore</text:p>
          </table:table-cell>
          <table:covered-table-cell table:style-name="ce5"/>
          <table:table-cell/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Altro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10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2" office:value-type="string" calcext:value-type="string" table:number-columns-spanned="2" table:number-rows-spanned="1">
            <text:p>Valori Predefiniti um</text:p>
          </table:table-cell>
          <table:covered-table-cell table:style-name="ce13"/>
        </table:table-row>
        <table:table-row table:style-name="ro2">
          <table:table-cell table:number-columns-repeated="6"/>
          <table:table-cell table:style-name="ce7"/>
          <table:table-cell table:style-name="ce6"/>
          <table:table-cell/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kg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provincia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office:annotation draw:style-name="gr5" draw:text-style-name="P2" svg:width="4.783cm" svg:height="1.781cm" svg:x="16.108cm" svg:y="2.302cm" draw:caption-point-x="-0.61cm" draw:caption-point-y="1.51cm">
              <dc:date>2013-12-14T00:00:00</dc:date>
              <text:p text:style-name="P2"><text:span text:style-name="T1">Unita di misura</text:span></text:p>
              <text:p text:style-name="P2"><text:span text:style-name="T1"/></text:p>
              <text:p text:style-name="P2"><text:span text:style-name="T1">Specifica le varie unità di misura degli articoli</text:span></text:p>
            </office:annotation>
            <text:p>unita_misura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aspetto_beni</text:p>
          </table:table-cell>
          <table:covered-table-cell table:style-name="ce5"/>
          <table:table-cell/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mt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mtq</text:p>
          </table:table-cell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z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table:style-name="ce1" office:value-type="string" calcext:value-type="string" table:number-columns-spanned="2" table:number-rows-spanned="1">
            <text:p>cap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office:annotation draw:style-name="gr5" draw:text-style-name="P2" svg:width="5.153cm" svg:height="1.781cm" svg:x="16.108cm" svg:y="4.237cm" draw:caption-point-x="-0.61cm" draw:caption-point-y="1.51cm">
              <dc:date>2013-12-14T00:00:00</dc:date>
              <text:p text:style-name="P2"><text:span text:style-name="T1">Sede magazzino</text:span></text:p>
              <text:p text:style-name="P2"><text:span text:style-name="T1"/></text:p>
              <text:p text:style-name="P2"><text:span text:style-name="T1">Utilizzata per specificare la locazione degli articoli</text:span></text:p>
            </office:annotation>
            <text:p>sede_magazzino</text:p>
          </table:table-cell>
          <table:covered-table-cell table:style-name="ce5"/>
          <table:table-cell/>
          <table:table-cell table:style-name="ce11" office:value-type="string" calcext:value-type="string" table:number-columns-spanned="2" table:number-rows-spanned="1">
            <text:p>user_db</text:p>
          </table:table-cell>
          <table:covered-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TEXT UNIQUE NOT NULL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3">
          <table:table-cell table:style-name="ce1" office:value-type="string" calcext:value-type="string" table:number-columns-spanned="2" table:number-rows-spanned="1">
            <text:p>stato</text:p>
          </table:table-cell>
          <table:covered-table-cell table:style-name="ce5"/>
          <table:table-cell/>
          <table:table-cell table:style-name="ce8" office:value-type="string" calcext:value-type="string" table:number-columns-spanned="2" table:number-rows-spanned="1">
            <text:p>Stato promemoria</text:p>
          </table:table-cell>
          <table:covered-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anca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office:annotation draw:style-name="gr4" draw:text-style-name="P2" svg:width="6.502cm" svg:height="2.176cm" svg:x="16.108cm" svg:y="8.089cm" draw:caption-point-x="-0.61cm" draw:caption-point-y="1.493cm">
              <dc:date>2013-12-14T00:00:00</dc:date>
              <text:p text:style-name="P2"><text:span text:style-name="T1">Codice IVA</text:span></text:p>
              <text:p text:style-name="P2"><text:span text:style-name="T1"/></text:p>
              <text:p text:style-name="P2"><text:span text:style-name="T1">Il campo descrizione ha un controllo dove il valore del campo deve essere maggiore di 0</text:span></text:p>
            </office:annotation>
            <text:p>cod_iva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NUMERIC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3">
          <table:table-cell table:style-name="ce1" office:value-type="string" calcext:value-type="string" table:number-columns-spanned="2" table:number-rows-spanned="1">
            <text:p>agenzia</text:p>
          </table:table-cell>
          <table:covered-table-cell table:style-name="ce5"/>
          <table:table-cell/>
          <table:table-cell table:style-name="ce9" office:value-type="string" calcext:value-type="string" table:number-columns-spanned="2" table:number-rows-spanned="1">
            <text:p>tipo_pagamento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7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nagrafica" table:style-name="ta1" table:print="false">
        <table:table-column table:style-name="co11" table:default-cell-style-name="ce7"/>
        <table:table-column table:style-name="co12" table:default-cell-style-name="ce6"/>
        <table:table-column table:style-name="co13" table:default-cell-style-name="Default"/>
        <table:table-column table:style-name="co14" table:default-cell-style-name="ce7"/>
        <table:table-column table:style-name="co4" table:default-cell-style-name="ce6"/>
        <table:table-column table:style-name="co5" table:default-cell-style-name="ce6"/>
        <table:table-column table:style-name="co15" table:default-cell-style-name="Default"/>
        <table:table-column table:style-name="co16" table:default-cell-style-name="ce7"/>
        <table:table-column table:style-name="co5" table:number-columns-repeated="2" table:default-cell-style-name="ce6"/>
        <table:table-column table:style-name="co17" table:default-cell-style-name="Default"/>
        <table:table-row table:style-name="ro3">
          <table:table-cell table:style-name="ce15" office:value-type="string" calcext:value-type="string" table:number-columns-spanned="2" table:number-rows-spanned="1">
            <text:p>agenti</text:p>
          </table:table-cell>
          <table:covered-table-cell table:style-name="ce16"/>
          <table:table-cell/>
          <table:table-cell table:style-name="ce1" office:value-type="string" calcext:value-type="string" table:number-columns-spanned="3" table:number-rows-spanned="1">
            <text:p>anagrafica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7" office:value-type="string" calcext:value-type="string">
            <text:p>fornitore</text:p>
          </table:table-cell>
          <table:table-cell table:style-name="ce5" office:value-type="string" calcext:value-type="string">
            <text:p>BOOL NOT NULL</text:p>
          </table:table-cell>
          <table:table-cell table:style-name="ce18" table:number-columns-spanned="1" table:number-rows-spanned="2">
            <office:annotation office:display="true" draw:style-name="gr6" draw:text-style-name="P2" svg:width="5.955cm" svg:height="1.745cm" svg:x="19.895cm" svg:y="0.966cm" draw:caption-point-x="-0.503cm" draw:caption-point-y="0.067cm">
              <dc:date>2012-04-09T00:00:00</dc:date>
              <text:p text:style-name="P1"><text:span text:style-name="T1">Questi due campi indicano la tipologia del record, Che puo' essere un cliente, un fornitore o entrambi</text:span></text:p>
            </office:annotation>
          </table:table-cell>
          <table:table-cell table:number-columns-repeated="5"/>
        </table:table-row>
        <table:table-row table:style-name="ro5"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 NOT NULL</text:p>
          </table:table-cell>
          <table:table-cell/>
          <table:table-cell table:style-name="ce17" office:value-type="string" calcext:value-type="string">
            <text:p>cliente</text:p>
          </table:table-cell>
          <table:table-cell table:style-name="ce5" office:value-type="string" calcext:value-type="string">
            <text:p>BOOL NOT NULL</text:p>
          </table:table-cell>
          <table:covered-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2" office:value-type="string" calcext:value-type="string">
            <text:p>rag_sociale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  <table:table-cell table:number-columns-repeated="5"/>
        </table:table-row>
        <table:table-row table:style-name="ro6">
          <table:table-cell table:style-name="ce3" office:value-type="string" calcext:value-type="string">
            <text:p>ce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Id_tipo_ditt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TipoDitta" xlink:type="simple">tipo_ditta.id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Indirizz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citt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itta" xlink:type="simple">citta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provinci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Provincia" xlink:type="simple">provincia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ca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ap" xlink:type="simple">cap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stato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Stato" xlink:type="simple">stato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cod_fisc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prt_iva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agent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gente" xlink:type="simple">agente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fax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ce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sito_web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banc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genzi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cont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swift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ba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dest_merc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not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gazzino" table:style-name="ta1" table:print="false">
        <table:table-column table:style-name="co18" table:default-cell-style-name="ce7"/>
        <table:table-column table:style-name="co19" table:default-cell-style-name="ce6"/>
        <table:table-column table:style-name="co20" table:default-cell-style-name="ce6"/>
        <table:table-column table:style-name="co21" table:default-cell-style-name="Default"/>
        <table:table-column table:style-name="co22" table:default-cell-style-name="ce7"/>
        <table:table-column table:style-name="co5" table:default-cell-style-name="ce6"/>
        <table:table-column table:style-name="co23" table:default-cell-style-name="ce6"/>
        <table:table-column table:style-name="co24" table:default-cell-style-name="Default"/>
        <table:table-column table:style-name="co25" table:default-cell-style-name="ce7"/>
        <table:table-column table:style-name="co5" table:default-cell-style-name="ce6"/>
        <table:table-column table:style-name="co26" table:default-cell-style-name="Default"/>
        <table:table-row table:style-name="ro7">
          <table:table-cell table:style-name="ce8" office:value-type="string" calcext:value-type="string" table:number-columns-spanned="3" table:number-rows-spanned="1">
            <text:p>Articolo</text:p>
          </table:table-cell>
          <table:covered-table-cell table:number-columns-repeated="2" table:style-name="ce5"/>
          <table:table-cell/>
          <table:table-cell table:style-name="ce8" office:value-type="string" calcext:value-type="string" table:number-columns-spanned="3" table:number-rows-spanned="1">
            <text:p>Listino</text:p>
          </table:table-cell>
          <table:covered-table-cell table:number-columns-repeated="2" table:style-name="ce5"/>
          <table:table-cell/>
          <table:table-cell table:style-name="ce20" office:value-type="string" calcext:value-type="string" table:number-columns-spanned="3" table:number-rows-spanned="1">
            <text:p>Storico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/>
          <table:table-cell table:style-name="ce3" office:value-type="string" calcext:value-type="string">
            <text:p>Id_articol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rticolo" xlink:type="simple">articolo.id</text:a></text:p>
          </table:table-cell>
          <table:table-cell/>
          <table:table-cell table:style-name="ce3" office:value-type="string" calcext:value-type="string">
            <text:p>Id_articol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rticolo" xlink:type="simple">articolo.id</text:a></text:p>
          </table:table-cell>
        </table:table-row>
        <table:table-row table:style-name="ro6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Id_fornitor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  <table:table-cell/>
          <table:table-cell table:style-name="ce3" office:value-type="string" calcext:value-type="string">
            <text:p>Id_fornitor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</table:table-row>
        <table:table-row table:style-name="ro1">
          <table:table-cell table:style-name="ce3" office:value-type="string" calcext:value-type="string">
            <text:p>Marc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Marca" xlink:type="simple">marca.id</text:a></text:p>
          </table:table-cell>
          <table:table-cell/>
          <table:table-cell table:style-name="ce3" office:value-type="string" calcext:value-type="string">
            <text:p>Data arrivo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/>
          <table:table-cell table:style-name="ce3" office:value-type="string" calcext:value-type="string">
            <text:p>Data arrivo</text:p>
          </table:table-cell>
          <table:table-cell table:style-name="ce5" office:value-type="string" calcext:value-type="string">
            <text:p>DATE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Model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dice artico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Prezzo acquis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Prezzo acquisto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dice a bar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Sconto 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Sconto 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categoria_merc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ategoriaMerce" xlink:type="simple">categoria_merce.id</text:a></text:p>
          </table:table-cell>
          <table:table-cell/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unita_misur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UnitaDiMisura" xlink:type="simple">unita_misura.id</text:a></text:p>
          </table:table-cell>
          <table:table-cell/>
          <table:table-cell table:style-name="ce3" office:value-type="string" calcext:value-type="string">
            <text:p>Ricaric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Ricarico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Scorta minim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Prezzo 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Prezzo 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Codice_Iv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IVA" xlink:type="simple">iva.id</text:a></text:p>
          </table:table-cell>
          <table:table-cell/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sede_magazzin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edeMagazzino" xlink:type="simple">sede_magazzino.id</text:a>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8">
          <table:table-cell table:number-columns-repeated="5"/>
          <table:table-cell table:style-name="ce19" office:value-type="string" calcext:value-type="string">
            <text:p>L'unica differenza con Listino e Storico e che il primo non </text:p>
            <text:p>permette di avere coppie id_articolo e id_fornitori uguali</text:p>
          </table:table-cell>
          <table:table-cell table:number-columns-repeated="5"/>
        </table:table-row>
        <table:table-row table:style-name="ro5" table:number-rows-repeated="3">
          <table:table-cell table:number-columns-repeated="11"/>
        </table:table-row>
        <table:table-row table:style-name="ro3">
          <table:table-cell table:style-name="ce8" office:value-type="string" calcext:value-type="string" table:number-columns-spanned="3" table:number-rows-spanned="1">
            <text:p>Magazzino</text:p>
          </table:table-cell>
          <table:covered-table-cell table:number-columns-repeated="2" table:style-name="ce5"/>
          <table:table-cell/>
          <table:table-cell table:style-name="ce8" office:value-type="string" calcext:value-type="string" table:number-columns-spanned="3" table:number-rows-spanned="1">
            <text:p>Storico</text:p>
          </table:table-cell>
          <table:covered-table-cell/>
          <table:covered-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style-name="ce5"/>
          <table:table-cell/>
          <table:table-cell table:style-name="ce3" office:value-type="string" calcext:value-type="string">
            <text:p>Id_articol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magazzino.id</text:p>
          </table:table-cell>
          <table:table-cell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Data arrivo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_fornitore</text:p>
          </table:table-cell>
          <table:table-cell table:style-name="ce5" office:value-type="string" calcext:value-type="string">
            <text:p>INTEGER NOT NULL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  <table:table-cell/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_marc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Marca" xlink:type="simple">marca.id</text:a></text:p>
          </table:table-cell>
          <table:table-cell/>
          <table:table-cell table:style-name="ce3" office:value-type="string" calcext:value-type="string">
            <text:p>prezzo fattur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odel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Sconto 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cod_artico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Prezzo acquis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cod_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Ricaric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cod_bar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id_merc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ategoriaMerce" xlink:type="simple">categoria_merce.id</text:a></text:p>
          </table:table-cell>
          <table:table-cell/>
          <table:table-cell table:style-name="ce3" office:value-type="string" calcext:value-type="string">
            <text:p>Prezzo 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id_cod_iv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IVA" xlink:type="simple">iva.id</text:a></text:p>
          </table:table-cell>
          <table:table-cell/>
          <table:table-cell table:style-name="ce3" office:value-type="string" calcext:value-type="string">
            <text:p>Prezzo vend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Id_unita_misur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UnitaDiMisura" xlink:type="simple">unita_misura.id</text:a></text:p>
          </table:table-cell>
          <table:table-cell/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office:value-type="string" calcext:value-type="string">
            <text:p>scorta_minim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prezzo_fattur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sconto_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ricaric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3" office:value-type="string" calcext:value-type="string">
            <text:p>prezzo_acquis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3" office:value-type="string" calcext:value-type="string">
            <text:p>prezzo_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3" office:value-type="string" calcext:value-type="string">
            <text:p>prezzo_vend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ata_arrivo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3" office:value-type="string" calcext:value-type="string">
            <text:p>Id_sede_magazzino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3" office:value-type="string" calcext:value-type="string">
            <text:p>not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cumenti" table:style-name="ta1" table:print="false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5"/>
        <table:table-column table:style-name="co32" table:default-cell-style-name="Default"/>
        <table:table-column table:style-name="co33" table:default-cell-style-name="ce3"/>
        <table:table-column table:style-name="co2" table:default-cell-style-name="ce4"/>
        <table:table-column table:style-name="co34" table:default-cell-style-name="Default"/>
        <table:table-column table:style-name="co2" table:number-columns-repeated="2" table:default-cell-style-name="Default"/>
        <table:table-row table:style-name="ro10">
          <table:table-cell table:style-name="ce21" office:value-type="string" calcext:value-type="string" table:number-columns-spanned="3" table:number-rows-spanned="1">
            <text:p>Fattura immediata</text:p>
          </table:table-cell>
          <table:covered-table-cell table:number-columns-repeated="2" table:style-name="ce4"/>
          <table:table-cell/>
          <table:table-cell table:style-name="ce22" office:value-type="string" calcext:value-type="string" table:number-columns-spanned="2" table:number-rows-spanned="1">
            <text:p>Fattura immediata dettaglio</text:p>
          </table:table-cell>
          <table:covered-table-cell table:style-name="ce23"/>
          <table:table-cell/>
          <table:table-cell table:style-name="ce24" office:value-type="string" calcext:value-type="string" table:number-columns-spanned="2" table:number-rows-spanned="1">
            <text:p>Documento di trasporto (DDT)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DDT Dettaglio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/>
          <table:table-cell office:value-type="string" calcext:value-type="string">
            <text:p>id_fattu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dd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codice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numero_fattura</text:p>
          </table:table-cell>
          <table:table-cell table:style-name="ce5" office:value-type="string" calcext:value-type="string">
            <office:annotation draw:style-name="gr2" draw:text-style-name="P2" svg:width="2.899cm" svg:height="1.386cm" svg:x="6.389cm" svg:y="0cm" draw:caption-point-x="-0.61cm" draw:caption-point-y="0.948cm">
              <dc:date>2012-04-06T00:00:00</dc:date>
              <text:p text:style-name="P2"><text:span text:style-name="T1">Questo si resetta a ogni anno fiscale</text:span></text:p>
            </office:annotation>
            <text:p>INT</text:p>
          </table:table-cell>
          <table:table-cell table:style-name="ce5"/>
          <table:table-cell/>
          <table:table-cell office:value-type="string" calcext:value-type="string">
            <text:p>id_articol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r_fattura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4" office:value-type="string" calcext:value-type="string">
            <text:p>TEXT</text:p>
          </table:table-cell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/>
          <table:table-cell office:value-type="string" calcext:value-type="string">
            <text:p>descrizion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id_client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quantità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id_client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  <table:table-cell/>
          <table:table-cell office:value-type="string" calcext:value-type="string">
            <text:p>quantit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casuale_di_traspor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disponibilità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6">
          <table:table-cell table:style-name="ce3" office:value-type="string" calcext:value-type="string">
            <text:p>id_pagamento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<text:a xlink:href="#TipoPagamento" xlink:type="simple">tipo_pagamento.id</text:a></text:p>
          </table:table-cell>
          <table:table-cell/>
          <table:table-cell office:value-type="string" calcext:value-type="string">
            <text:p>prezzo unità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id_aspetto_beni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scont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Annotazioni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liquota iv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nr_colli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mponibi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DECIM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v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id_vettor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d_resa_merc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destinazion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</table:table>
      <table:table table:name="Contabilita" table:style-name="ta1" table:print="false">
        <table:table-column table:style-name="co35" table:default-cell-style-name="ce7"/>
        <table:table-column table:style-name="co36" table:default-cell-style-name="ce6"/>
        <table:table-column table:style-name="co37" table:default-cell-style-name="Default"/>
        <table:table-column table:style-name="co5" table:default-cell-style-name="ce7"/>
        <table:table-column table:style-name="co5" table:default-cell-style-name="ce6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7">
          <table:table-cell table:style-name="ce8" office:value-type="string" calcext:value-type="string" table:number-columns-spanned="2" table:number-rows-spanned="1">
            <text:p>Prima nota</text:p>
          </table:table-cell>
          <table:covered-table-cell table:style-name="ce5"/>
          <table:table-cell/>
          <table:table-cell table:style-name="ce8" office:value-type="string" calcext:value-type="string" table:number-columns-spanned="3" table:number-rows-spanned="1">
            <text:p>Promemoria</text:p>
          </table:table-cell>
          <table:covered-table-cell table:style-name="ce5"/>
          <table:covered-table-cell table:style-name="ce4"/>
          <table:table-cell/>
          <table:table-cell table:style-name="ce8" office:value-type="string" calcext:value-type="string" table:number-columns-spanned="2" table:number-rows-spanned="1">
            <text:p>Buono merce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4"/>
          <table:table-cell/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6"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3" office:value-type="string" calcext:value-type="string">
            <text:p>stat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tatoPromemoria" xlink:type="simple">stato.id</text:a></text:p>
          </table:table-cell>
          <table:table-cell/>
          <table:table-cell table:style-name="ce3" office:value-type="string" calcext:value-type="string">
            <text:p>data_emissione</text:p>
          </table:table-cell>
          <table:table-cell table:style-name="ce4" office:value-type="string" calcext:value-type="string">
            <text:p>DATE</text:p>
          </table:table-cell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style-name="ce4"/>
          <table:table-cell/>
          <table:table-cell table:style-name="ce3" office:value-type="string" calcext:value-type="string">
            <text:p>importo</text:p>
          </table:table-cell>
          <table:table-cell table:style-name="ce4" office:value-type="string" calcext:value-type="string">
            <text:p>DECIMAL</text:p>
          </table:table-cell>
        </table:table-row>
        <table:table-row table:style-name="ro1">
          <table:table-cell table:style-name="ce3" office:value-type="string" calcext:value-type="string">
            <text:p>Entrate Cassa</text:p>
          </table:table-cell>
          <table:table-cell table:style-name="ce5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 table:style-name="ce4"/>
          <table:table-cell/>
          <table:table-cell table:style-name="ce25" office:value-type="string" calcext:value-type="string">
            <text:p>riscosso</text:p>
          </table:table-cell>
          <table:table-cell table:style-name="ce4" office:value-type="string" calcext:value-type="string">
            <text:p>BOOLEAN</text:p>
          </table:table-cell>
        </table:table-row>
        <table:table-row table:style-name="ro1">
          <table:table-cell table:style-name="ce3" office:value-type="string" calcext:value-type="string">
            <text:p>Uscite Cassa</text:p>
          </table:table-cell>
          <table:table-cell table:style-name="ce5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preavviso</text:p>
          </table:table-cell>
          <table:table-cell table:style-name="ce5" office:value-type="string" calcext:value-type="string">
            <text:p>INT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Entrate Banca</text:p>
          </table:table-cell>
          <table:table-cell table:style-name="ce5" office:value-type="string" calcext:value-type="string">
            <text:p>DECIM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Uscite Banca</text:p>
          </table:table-cell>
          <table:table-cell table:style-name="ce5" office:value-type="string" calcext:value-type="string">
            <text:p>DECIMAL</text:p>
          </table:table-cell>
          <table:table-cell table:number-columns-repeated="7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Agente" table:target-range-address="Anagrafica.A1:Anagrafica.B7" table:orientation="column"/>
        <table:database-range table:name="Agenzia" table:target-range-address="Tabelle.A25:Tabelle.B27" table:orientation="column"/>
        <table:database-range table:name="Articolo" table:target-range-address="Magazzino.A1:Magazzino.C13" table:orientation="column"/>
        <table:database-range table:name="AspettoBeni" table:target-range-address="Tabelle.G9:Tabelle.H11" table:orientation="column"/>
        <table:database-range table:name="Banca" table:target-range-address="Tabelle.A21:Tabelle.B23" table:orientation="column"/>
        <table:database-range table:name="Cap" table:target-range-address="Tabelle.A13:Tabelle.B15" table:orientation="column"/>
        <table:database-range table:name="CasualeTrasporto" table:target-range-address="Tabelle.G1:Tabelle.H3" table:orientation="column"/>
        <table:database-range table:name="CategoriaMerce" table:target-range-address="Tabelle.D5:Tabelle.E7" table:orientation="column"/>
        <table:database-range table:name="Citta" table:target-range-address="Tabelle.A5:Tabelle.B7" table:orientation="column"/>
        <table:database-range table:name="ClienteFornitore" table:target-range-address="Anagrafica.D1:Anagrafica.F28" table:orientation="column"/>
        <table:database-range table:name="IVA" table:target-range-address="Tabelle.D21:Tabelle.E23" table:orientation="column"/>
        <table:database-range table:name="Marca" table:target-range-address="Tabelle.D1:Tabelle.E3" table:orientation="column"/>
        <table:database-range table:name="Provincia" table:target-range-address="Tabelle.A9:Tabelle.B11" table:orientation="column"/>
        <table:database-range table:name="ResaMerce" table:target-range-address="Tabelle.G13:Tabelle.H15" table:orientation="column"/>
        <table:database-range table:name="SedeMagazzino" table:target-range-address="Tabelle.D13:Tabelle.E15" table:orientation="column"/>
        <table:database-range table:name="Stato" table:target-range-address="Tabelle.A17:Tabelle.B19" table:orientation="column"/>
        <table:database-range table:name="StatoPromemoria" table:target-range-address="Tabelle.D17:Tabelle.E19" table:orientation="column"/>
        <table:database-range table:name="TipoDitta" table:target-range-address="Tabelle.A1:Tabelle.B3" table:orientation="column"/>
        <table:database-range table:name="TipoPagamento" table:target-range-address="Tabelle.D25:Tabelle.E27" table:orientation="column"/>
        <table:database-range table:name="UnitaDiMisura" table:target-range-address="Tabelle.D9:Tabelle.E11" table:orientation="column"/>
        <table:database-range table:name="Vettore" table:target-range-address="Tabelle.G5:Tabelle.H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8:05:28.47566203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2T15:42:07</meta:creation-date>
    <dc:date>2015-02-03T18:52:39.837225263</dc:date>
    <meta:editing-duration>PT6H28M51S</meta:editing-duration>
    <meta:editing-cycles>46</meta:editing-cycles>
    <meta:generator>LibreOffice/4.3.3.2$Linux_x86 LibreOffice_project/430m0$Build-2</meta:generator>
    <dc:creator>kvsd </dc:creator>
    <meta:document-statistic meta:table-count="7" meta:cell-count="483" meta:object-count="0"/>
  </office:meta>
</office:document-meta>
</file>